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2EF41C876AECDFF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2EF41C876AECDFF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geneest op de sabbat</text:span></text:p>
            <text:p text:style-name="P3"><text:span text:style-name="T2">(Johannes 5:1-15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9:44.219000000</dc:date>
    <meta:editing-duration>PT2H34M17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